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text-properties officeooo:paragraph-rsid="0005b880"/>
    </style:style>
    <style:style style:name="P2" style:family="paragraph" style:parent-style-name="Header">
      <style:paragraph-properties fo:text-align="start" style:justify-single-word="false" text:number-lines="false" text:line-number="0" style:writing-mode="lr-tb"/>
      <style:text-properties officeooo:paragraph-rsid="0007937b"/>
    </style:style>
    <style:style style:name="P3" style:family="paragraph" style:parent-style-name="Frame_20_contents">
      <style:paragraph-properties fo:text-align="center" style:justify-single-word="false"/>
      <style:text-properties fo:color="#ffbf00" loext:opacity="100%" fo:font-size="16pt" fo:font-style="italic" style:text-underline-style="solid" style:text-underline-width="auto" style:text-underline-color="font-color" fo:font-weight="bold" officeooo:rsid="000314ee" officeooo:paragraph-rsid="000314ee" style:font-size-asian="16pt" style:font-style-asian="italic" style:font-weight-asian="bold" style:font-size-complex="16pt" style:font-style-complex="italic" style:font-weight-complex="bold"/>
    </style:style>
    <style:style style:name="T1" style:family="text">
      <style:text-properties fo:color="#c9211e" loext:opacity="100%" officeooo:rsid="0008894b"/>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background-color="#8d1d75" draw:fill="solid" draw:fill-color="#8d1d75" style:border-line-width="0.12mm 0.12mm 0.12mm" fo:padding="1.5mm" fo:border="1.05pt double #000000"/>
    </style:style>
    <style:style style:name="fr2" style:family="graphic" style:parent-style-name="Frame">
      <style:graphic-properties style:run-through="foreground" style:wrap="right" style:number-wrapped-paragraphs="no-limit" style:vertical-pos="from-top" style:vertical-rel="paragraph" style:horizontal-pos="from-left" style:horizontal-rel="paragraph" fo:background-color="#8d1d75" draw:fill="solid" draw:fill-color="#8d1d75" style:border-line-width="0.12mm 0.12mm 0.12mm" fo:padding="1.5mm" fo:border="1.05pt double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Frame1" text:anchor-type="paragraph" svg:x="80.54mm" svg:y="17.92mm" svg:width="49.3mm" draw:z-index="0">
     <draw:text-box fo:min-height="21.4mm">
      <text:p text:style-name="P3">lk</text:p>
     </draw:text-box>
    </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He heard quiet steps behind him. That didn't </text:p>
      <text:p text:style-name="P1">Was there another crook who'd had the same idea, and was now watching him and waiting for a chaHe heard quiet steps behind him. <text:span text:style-name="T1">After wrap.</text:span></text:p>
      <text:p text:style-name="P1"/>
      <text:p text:style-name="P1"><draw:frame draw:style-name="fr1" draw:name="Frame2" text:anchor-type="paragraph" svg:x="49.51mm" svg:y="10.23mm" svg:width="49.3mm" draw:z-index="1">
     <draw:text-box fo:min-height="21.4mm">
      <text:p text:style-name="P3">lk</text:p>
     </draw:text-box>
    </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He heard quiet steps behind him. That didn't </text:p>
      <text:p text:style-name="P1">Was there another crook who'd had the same idea, and was now watching him and waiting for a chaHe heard quiet steps behind him. <text:span text:style-name="T1">Before wrap.</text:span></text:p>
      <text:p text:style-name="P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0T08:50:00.617329000</meta:creation-date>
    <dc:date>2021-08-06T13:27:35.422000000</dc:date>
    <meta:editing-duration>PT13M40S</meta:editing-duration>
    <meta:editing-cycles>10</meta:editing-cycles>
    <meta:generator>BCommitContinue/7.3.0.0.alpha0$Windows_X86_64 LibreOffice_project/0330b1a591be25b857af65606f9b2db328e93580</meta:generator>
    <dc:creator>Regina Henschel</dc:creator>
    <meta:document-statistic meta:table-count="0" meta:image-count="0" meta:object-count="0" meta:page-count="1" meta:paragraph-count="6" meta:word-count="198" meta:character-count="1055" meta:non-whitespace-character-count="861"/>
  </office:meta>
</office:document-meta>
</file>